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center" style:font-independent-line-spacing="true"/>
      <style:text-properties fo:font-size="13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3" style:family="text">
      <style:text-properties fo:font-variant="normal" fo:text-transform="none" fo:color="#0077aa" style:text-line-through-style="none" style:text-line-through-type="none" style:text-position="0% 100%" style:font-name="Courier New" fo:font-size="27pt" fo:letter-spacing="normal" fo:language="en" fo:country="none" fo:font-style="normal" style:text-underline-style="none" fo:font-weight="normal" fo:background-color="#f5f2f0" style:font-name-asian="Courier New" style:font-size-asian="27pt" style:font-style-asian="normal" style:font-weight-asian="normal" style:font-name-complex="Courier New" style:font-size-complex="2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" fo:font-size="27pt" fo:letter-spacing="normal" fo:language="en" fo:country="none" fo:font-style="normal" style:text-underline-style="none" fo:font-weight="normal" fo:background-color="#f5f2f0" style:font-name-asian="Courier New" style:font-size-asian="27pt" style:font-style-asian="normal" style:font-weight-asian="normal" style:font-name-complex="Courier New" style:font-size-complex="27pt" style:font-style-complex="normal" style:font-weight-complex="normal"/>
    </style:style>
    <style:style style:name="T5" style:family="text">
      <style:text-properties fo:font-variant="normal" fo:text-transform="none" fo:color="#a67f59" style:text-line-through-style="none" style:text-line-through-type="none" style:text-position="0% 100%" style:font-name="Courier New" fo:font-size="27pt" fo:letter-spacing="normal" fo:language="en" fo:country="none" fo:font-style="normal" style:text-underline-style="none" fo:font-weight="normal" fo:background-color="#f5f2f0" style:font-name-asian="Courier New" style:font-size-asian="27pt" style:font-style-asian="normal" style:font-weight-asian="normal" style:font-name-complex="Courier New" style:font-size-complex="27pt" style:font-style-complex="normal" style:font-weight-complex="normal"/>
    </style:style>
    <style:style style:name="T6" style:family="text">
      <style:text-properties fo:font-variant="normal" fo:text-transform="none" fo:color="#990055" style:text-line-through-style="none" style:text-line-through-type="none" style:text-position="0% 100%" style:font-name="Courier New" fo:font-size="27pt" fo:letter-spacing="normal" fo:language="en" fo:country="none" fo:font-style="normal" style:text-underline-style="none" fo:font-weight="normal" fo:background-color="#f5f2f0" style:font-name-asian="Courier New" style:font-size-asian="27pt" style:font-style-asian="normal" style:font-weight-asian="normal" style:font-name-complex="Courier New" style:font-size-complex="27pt" style:font-style-complex="normal" style:font-weight-complex="normal"/>
    </style:style>
    <style:style style:name="T7" style:family="text">
      <style:text-properties fo:font-variant="normal" fo:text-transform="none" fo:color="#999999" style:text-line-through-style="none" style:text-line-through-type="none" style:text-position="0% 100%" style:font-name="Courier New" fo:font-size="27pt" fo:letter-spacing="normal" fo:language="en" fo:country="none" fo:font-style="normal" style:text-underline-style="none" fo:font-weight="normal" fo:background-color="#f5f2f0" style:font-name-asian="Courier New" style:font-size-asian="27pt" style:font-style-asian="normal" style:font-weight-asian="normal" style:font-name-complex="Courier New" style:font-size-complex="27pt" style:font-style-complex="normal" style:font-weight-complex="normal"/>
    </style:style>
    <style:style style:name="T8" style:family="text">
      <style:text-properties fo:font-variant="normal" fo:text-transform="none" fo:color="#708090" style:text-line-through-style="none" style:text-line-through-type="none" style:text-position="0% 100%" style:font-name="Courier New" fo:font-size="27pt" fo:letter-spacing="normal" fo:language="en" fo:country="none" fo:font-style="normal" style:text-underline-style="none" fo:font-weight="normal" fo:background-color="#f5f2f0" style:font-name-asian="Courier New" style:font-size-asian="27pt" style:font-style-asian="normal" style:font-weight-asian="normal" style:font-name-complex="Courier New" style:font-size-complex="27pt" style:font-style-complex="normal" style:font-weight-complex="normal"/>
    </style:style>
    <style:style style:name="T9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language="en" fo:country="none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aleway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85;p35" presentation:style-name="pr1" draw:text-style-name="P2" draw:layer="layout" svg:width="23.541cm" svg:height="10.41cm" svg:x="2.233cm" svg:y="1.53cm" presentation:class="title" presentation:user-transformed="true">
          <draw:text-box>
            <text:p text:style-name="P1"><text:span text:style-name="T1">A Boolean (logical type)</text:span><text:span text:style-name="T1"><text:line-break/></text:span><text:span text:style-name="T1"><text:line-break/></text:span><text:span text:style-name="T2">The Boolean type only has two values: true or false. </text:span><text:span text:style-name="T2"><text:line-break/></text:span><text:span text:style-name="T2"><text:line-break/></text:span><text:span text:style-name="T2">The type is commonly used to store yes/no (correct or incorrect) values. 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presentation:notes draw:style-name="dp1">
          <draw:page-thumbnail draw:name="Google Shape;182;g54dca2a71f_0_975:notes" draw:style-name="gr1" draw:layer="layout" svg:width="18.665cm" svg:height="11.136cm" svg:x="1.167cm" svg:y="2.227cm" draw:page-number="1" presentation:class="page"/>
          <draw:frame draw:name="Google Shape;183;g54dca2a71f_0_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190;p36" presentation:style-name="pr1" draw:text-style-name="P2" draw:layer="layout" svg:width="23.541cm" svg:height="10.41cm" svg:x="2.233cm" svg:y="1.53cm" presentation:class="title" presentation:user-transformed="true">
          <draw:text-box>
            <text:p text:style-name="P1"><text:span text:style-name="T1">Boolean Example</text:span><text:span text:style-name="T1"><text:line-break/></text:span><text:span text:style-name="T1"><text:line-break/></text:span><text:span text:style-name="T3">let</text:span><text:span text:style-name="T4"> nameFieldChecked </text:span><text:span text:style-name="T5">=</text:span><text:span text:style-name="T4"> </text:span><text:span text:style-name="T6">true</text:span><text:span text:style-name="T7">;</text:span><text:span text:style-name="T4"> </text:span><text:span text:style-name="T4"><text:line-break/></text:span><text:span text:style-name="T8">// yes, name field is checked</text:span><text:span text:style-name="T8"><text:line-break/></text:span><text:span text:style-name="T4"><text:line-break/></text:span><text:span text:style-name="T3">let</text:span><text:span text:style-name="T4"> ageFieldChecked </text:span><text:span text:style-name="T5">=</text:span><text:span text:style-name="T4"> </text:span><text:span text:style-name="T6">false</text:span><text:span text:style-name="T7">;</text:span><text:span text:style-name="T4"> </text:span><text:span text:style-name="T4"><text:line-break/></text:span><text:span text:style-name="T8">// no, age field is not checked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presentation:notes draw:style-name="dp1">
          <draw:page-thumbnail draw:name="Google Shape;187;g54dca2a71f_0_1056:notes" draw:style-name="gr1" draw:layer="layout" svg:width="18.665cm" svg:height="11.136cm" svg:x="1.167cm" svg:y="2.227cm" draw:page-number="2" presentation:class="page"/>
          <draw:frame draw:name="Google Shape;188;g54dca2a71f_0_1"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falsy values in JavaScript " draw:style-name="dp1" draw:master-page-name="TITLE_5f_AND_5f_BODY" presentation:presentation-page-layout-name="AL2T1">
        <draw:frame draw:name="Google Shape;195;p37" presentation:style-name="pr4" draw:text-style-name="P4" draw:layer="layout" svg:width="23.543cm" svg:height="1.638cm" svg:x="2.227cm" svg:y="1.869cm" presentation:class="title" presentation:user-transformed="true">
          <draw:text-box>
            <text:p text:style-name="P1"><text:span text:style-name="T9">falsy values in JavaScript </text:span></text:p>
          </draw:text-box>
        </draw:frame>
        <draw:frame draw:name="Google Shape;196;p37_1" presentation:style-name="pr5" draw:text-style-name="P8" draw:layer="layout" svg:width="23.543cm" svg:height="10.569cm" svg:x="2.227cm" svg:y="4.111cm" presentation:class="outline" presentation:user-transformed="true">
          <draw:text-box>
            <text:p text:style-name="P5"><text:span text:style-name="T10">In JavaScript there are only six falsy values. Both null and undefined are two of the six falsy values. Here’s a full list:</text:span></text:p>
            <text:list text:style-name="L4">
              <text:list-item>
                <text:p text:style-name="P6"><text:span text:style-name="T10">false</text:span></text:p>
              </text:list-item>
              <text:list-item>
                <text:p text:style-name="P5"><text:span text:style-name="T10">0 (zero)</text:span></text:p>
              </text:list-item>
              <text:list-item>
                <text:p text:style-name="P5"><text:span text:style-name="T10">“” </text:span><text:span text:style-name="T10">(empty string)</text:span></text:p>
              </text:list-item>
              <text:list-item>
                <text:p text:style-name="P5"><text:span text:style-name="T10">null</text:span></text:p>
              </text:list-item>
              <text:list-item>
                <text:p text:style-name="P5"><text:span text:style-name="T10">undefined</text:span></text:p>
              </text:list-item>
              <text:list-item>
                <text:p text:style-name="P5"><text:span text:style-name="T10">NaN (Not A Number)</text:span></text:p>
              </text:list-item>
            </text:list>
            <text:p text:style-name="P6"><text:span text:style-name="T10">Any other value in JavaScript is considered truthy.</text:span></text:p>
            <text:p text:style-name="P7"><text:span text:style-name="T11"/></text:p>
          </draw:text-box>
        </draw:frame>
        <presentation:notes draw:style-name="dp1">
          <draw:page-thumbnail draw:name="Google Shape;192;g5450bdf60a_1_18:notes" draw:style-name="gr1" draw:layer="layout" svg:width="18.665cm" svg:height="11.136cm" svg:x="1.167cm" svg:y="2.227cm" draw:page-number="3" presentation:class="page"/>
          <draw:frame draw:name="Google Shape;193;g5450bdf60a_1_1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e9edee"/>
      <style:paragraph-properties fo:text-align="center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55;p1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6;p14">
        <draw:custom-shape draw:name="Google Shape;57;p1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14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61;p14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69;p16" draw:style-name="Mgr6" draw:text-style-name="MP12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70;p16">
        <draw:custom-shape draw:name="Google Shape;71;p16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6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3;p16" presentation:style-name="TITLE_5f_AND_5f_BODY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74;p16" presentation:style-name="TITLE_5f_AND_5f_BODY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75;p16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43:23.922687701</meta:creation-date>
    <dc:date>2020-07-30T12:44:04.573521115</dc:date>
    <meta:editing-duration>PT41S</meta:editing-duration>
    <meta:editing-cycles>1</meta:editing-cycles>
    <meta:document-statistic meta:object-count="57"/>
    <meta:generator>LibreOffice/6.4.4.2$Linux_X86_64 LibreOffice_project/40$Build-2</meta:generator>
  </office:meta>
</office:document-meta>
</file>